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179b05" officeooo:paragraph-rsid="00179b05"/>
    </style:style>
    <style:style style:name="P2" style:family="paragraph" style:parent-style-name="Heading_20_1">
      <style:text-properties officeooo:rsid="001a7ed0" officeooo:paragraph-rsid="001a7ed0"/>
    </style:style>
    <style:style style:name="P3" style:family="paragraph" style:parent-style-name="Heading_20_2">
      <style:text-properties officeooo:rsid="00179b05" officeooo:paragraph-rsid="00179b05"/>
    </style:style>
    <style:style style:name="P4" style:family="paragraph" style:parent-style-name="Heading_20_2">
      <style:text-properties officeooo:rsid="00193d96" officeooo:paragraph-rsid="00193d96"/>
    </style:style>
    <style:style style:name="P5" style:family="paragraph" style:parent-style-name="Heading_20_2">
      <style:text-properties officeooo:rsid="001a7ed0" officeooo:paragraph-rsid="001a7ed0"/>
    </style:style>
    <style:style style:name="P6" style:family="paragraph" style:parent-style-name="Text_20_body">
      <style:text-properties officeooo:rsid="00179b05" officeooo:paragraph-rsid="00179b05"/>
    </style:style>
    <style:style style:name="P7" style:family="paragraph" style:parent-style-name="Text_20_body" style:list-style-name="L1">
      <style:text-properties officeooo:rsid="00179b05" officeooo:paragraph-rsid="00179b05"/>
    </style:style>
    <style:style style:name="P8" style:family="paragraph" style:parent-style-name="Text_20_body">
      <style:text-properties fo:font-weight="bold" officeooo:rsid="00179b05" officeooo:paragraph-rsid="00179b05" style:font-weight-asian="bold" style:font-weight-complex="bold"/>
    </style:style>
    <style:style style:name="P9" style:family="paragraph" style:parent-style-name="Text_20_body" style:list-style-name="L1">
      <style:text-properties officeooo:paragraph-rsid="00179b05"/>
    </style:style>
    <style:style style:name="P10" style:family="paragraph" style:parent-style-name="Text_20_body">
      <style:text-properties officeooo:rsid="00193d96" officeooo:paragraph-rsid="00193d96"/>
    </style:style>
    <style:style style:name="P11" style:family="paragraph" style:parent-style-name="Text_20_body">
      <style:text-properties officeooo:rsid="001a7ed0" officeooo:paragraph-rsid="001a7ed0"/>
    </style:style>
    <style:style style:name="P12" style:family="paragraph" style:parent-style-name="Text_20_body">
      <style:paragraph-properties fo:text-align="center" style:justify-single-word="false"/>
      <style:text-properties officeooo:rsid="001a7ed0" officeooo:paragraph-rsid="001a7ed0"/>
    </style:style>
    <style:style style:name="T1" style:family="text">
      <style:text-properties officeooo:rsid="00179b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a7e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leryk</text:p>
      <text:h text:style-name="P1" text:outline-level="1">Cechy klasowe</text:h>
      <text:p text:style-name="P6">Jako kleryk, otrzymujesz poniższe cechy:</text:p>
      <text:h text:style-name="Heading_20_2" text:outline-level="2">Punkty życia</text:h>
      <text:p text:style-name="P6"><text:span text:style-name="T2">Kość życia</text:span>: 1k8 na poziom kleryka</text:p>
      <text:p text:style-name="P6"><text:span text:style-name="T2">Punkty życia na 1-szym poziomie</text:span>: 8 + modyfikator z Budowy</text:p>
      <text:p text:style-name="P6"><text:span text:style-name="T2">Punkty życia na wyższych poziomach</text:span>: 1k8 (lub 5) + Twój modyfikator z Budowy na poziom kleryka po pierwszym</text:p>
      <text:h text:style-name="P3" text:outline-level="2">Biegłości</text:h>
      <text:p text:style-name="P6"><text:span text:style-name="T2">Zbroja</text:span>: lekka zbroja, średnia zbroja, tarcze</text:p>
      <text:p text:style-name="P8">Bronie<text:span text:style-name="T3">: proste bronie</text:span></text:p>
      <text:p text:style-name="P8">Narzędzia<text:span text:style-name="T3">: brak</text:span></text:p>
      <text:p text:style-name="P8">Rzuty obronne<text:span text:style-name="T3">: Roztropność, Charyzma</text:span></text:p>
      <text:p text:style-name="P8">Umiejętności<text:span text:style-name="T3">: Wybierz dwie z Historii, Intuicji, Medycyny, Perswazji i Religii.</text:span></text:p>
      <text:h text:style-name="Heading_20_2" text:outline-level="2">Ekwipunek</text:h>
      <text:p text:style-name="P6">Zaczynasz z poniższym ekwipunkiem, w dodatku do ekwipunku zapewnianego przez Twoją historię:</text:p>
      <text:list xml:id="list1700796073" text:style-name="L1">
        <text:list-item>
          <text:p text:style-name="P9"><text:span text:style-name="T1">(a) buzdygan lub (b) młot bojowy (jeśli masz biegłość)</text:span></text:p>
        </text:list-item>
        <text:list-item>
          <text:p text:style-name="P7">(a) zbroja łuskowa, (b) zbroja skórzana lub (c) kolczuga (jeśli masz biegłość)</text:p>
        </text:list-item>
        <text:list-item>
          <text:p text:style-name="P7">(a) lekka kusza i 20 bełtów lub (b) dowolna prosta broń</text:p>
        </text:list-item>
        <text:list-item>
          <text:p text:style-name="P7">(a) zestaw kapłana lub (b) zestaw eksploratora</text:p>
        </text:list-item>
        <text:list-item>
          <text:p text:style-name="P7">tarcza i święty symbol</text:p>
        </text:list-item>
      </text:list>
      <text:h text:style-name="Heading_20_1" text:outline-level="1">Rzucanie zaklęć</text:h>
      <text:p text:style-name="P6">Jako kanał boskiej mocy, możesz rzucać zaklęcia kleryka.</text:p>
      <text:h text:style-name="P3" text:outline-level="2">Sztuczki</text:h>
      <text:p text:style-name="P6">Na 1-szym poziomie znasz 3 sztuczki swojego wyboru z listy zaklęć kleryka. Uczysz się dodatkowych sztuczek na wyższych poziomach, jak pokazano w kolumnie Znane Sztuczki w tabeli Kleryka.</text:p>
      <text:h text:style-name="P3" text:outline-level="2"><text:soft-page-break/>Przygotowywanie i rzucanie zaklęć</text:h>
      <text:p text:style-name="P6">Tabela Kleryk pokazuje, jak wiele slotów zaklęć masz na 1-szym poziomie i wyższych. By rzucić jedno z tych zaklęć, musisz wydać slot odpowiedniego poziomu lub większego. Odzyskujesz wszystkie wydane sloty, gdy kończysz długi odpoczynek.</text:p>
      <text:p text:style-name="P10">Przygotowujesz listę zaklęć, które są Tobie dostępne do rzucenia, wybierając je z listy kleryka. Kiedy to robisz, wybierz liczbę zaklęć równą Twojemu modyfikatorowi z Roztropności + poziomowi kleryka (minimum 1). Te zaklęcia muszą być poziomów, które możesz rzucać.</text:p>
      <text:p text:style-name="P10">Dla przykładu, jeśli jesteś 3-poziomowym klerykiem, masz 4 sloty 1-szego poziomu i dwa 2-go poziomu. Z Roztropnością 16, Twoja lista przygotowanych zaklęć może obejmować 6 zaklęć 1 i 2 poziomu, w dowolnej kombinacji. Jeśli przygotujesz 1-szo poziome zaklęcie leczenie ran, możesz je rzucić, korzystając ze slotu 1-szego lub 2-go poziomu. Rzucanie zaklęć nie usuwa ich z Twojej listy przygotowanych zaklęć.</text:p>
      <text:p text:style-name="P10">Możesz zmienić swoją listę przygotowanych zaklęć, gdy kończysz długi odpoczynek. Przygotowanie nowej listy zaklęć kleryka wymaga czasu spędzonego na modlitwie i medytacji: przynajmniej 1 minutę na poziom na każde zaklęcie z listy.</text:p>
      <text:h text:style-name="P4" text:outline-level="2">Atrybut rzucania zaklęć</text:h>
      <text:p text:style-name="P10">Roztropność to dla Ciebie <text:span text:style-name="T4">atrybut rzucania zakleć kleryka. Moc Twoich zaklęć pochodzi z Twojego oddania swemu bóstwu. Korzystasz ze swojej Roztropności za każdym razem, gdy zaklęcie kleryka odnosi siedo atrybutu rzucania zaklęć. Dodatkowo, korzystasz z Roztropności do okreslania ST rzutu obronnego na swoje zaklęcia i gdy wykonujesz rzut na atak swoimi zaklęciami. </text:span></text:p>
      <text:p text:style-name="P12"><text:span text:style-name="T2">ST rzutu obronnego</text:span> = 8 + Twój bonus z biegłości +Twój modyfikator z Roztropności</text:p>
      <text:p text:style-name="P12"><text:span text:style-name="T2">Modyfikator ataku zaklęcia</text:span> = Twój bonus z biegłości + Twój modyfikator z Roztropności</text:p>
      <text:h text:style-name="P5" text:outline-level="2">Zaklęcia rytualne</text:h>
      <text:p text:style-name="P11">Możesz rzucić zaklęcie kleryka jako rytuał, jeśli zaklęcia posiada znacznik rytuał i masz to zaklęcie przygotowane.</text:p>
      <text:h text:style-name="P5" text:outline-level="2">Ogniskowanie zaklęć</text:h>
      <text:p text:style-name="P11">Możesz skorzystać ze swojego świętego symbolu (patrz: Ekwipunek) do ogniskowania zaklęć kleryka, które rzucasz. </text:p>
      <text:h text:style-name="P2" text:outline-level="1">Boska Domena</text:h>
      <text:p text:style-name="P11">Wybierz jedną z domen związanych z Twoim bóstwem, takich jak Życie. Każda domena jest opisana szczegółowo na końcu opisu klasy postaci i każda zawiera przykładowe bóstwa powiązane z nią. Twój wybór daje Ci zaklęcia domenowe i inne bonusy, gdy wybierasz ją na 1-szym poziomie. Daje Ci także dodatkowe sposoby na wykorzystanie Sprowadzania Świętości gdy je uzyskujesz na 2 poziomie, i dodatkowe bonusy na 6, 8 i 17 poziomie. 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02:22:32.654000000</meta:creation-date>
    <dc:date>2023-10-13T03:00:35.023000000</dc:date>
    <meta:editing-duration>PT7M25S</meta:editing-duration>
    <meta:editing-cycles>1</meta:editing-cycles>
    <meta:document-statistic meta:table-count="0" meta:image-count="0" meta:object-count="0" meta:page-count="2" meta:paragraph-count="39" meta:word-count="524" meta:character-count="3518" meta:non-whitespace-character-count="3035"/>
    <meta:generator>LibreOffice/7.1.4.2$Windows_X86_64 LibreOffice_project/a529a4fab45b75fefc5b6226684193eb000654f6</meta:generator>
  </office:meta>
</office:document-meta>
</file>